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text-position="0% 100%" style:font-name="Arial Narrow" fo:font-size="11pt" style:font-size-asian="11pt" style:font-size-complex="11pt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color="#000000" style:font-name="Arial Narrow" fo:font-size="11pt" style:font-size-asian="11pt" style:font-size-complex="11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 Narrow"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 Narrow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6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 Narrow" fo:font-size="11pt" style:font-size-asian="11pt" style:font-size-complex="11pt"/>
    </style:style>
    <style:style style:name="P7" style:family="paragraph" style:parent-style-name="Standard"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8" style:family="paragraph" style:parent-style-name="Standard">
      <style:text-properties fo:color="#000000" style:font-name="Arial Narrow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 Narrow" fo:font-size="11pt" style:font-size-asian="11pt" style:font-size-complex="11pt"/>
    </style:style>
    <style:style style:name="P10" style:family="paragraph" style:parent-style-name="Standard"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 Narrow" fo:font-size="11pt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 Narrow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%#include enTetes/CIAM/HEADER_CAISSE_PREST_CIAM_VIDE#%</text:p>
      <text:p text:style-name="P8"/>
      <text:p text:style-name="P10"/>
      <text:p text:style-name="P10"/>
      <text:p text:style-name="P11">%=LETTRE_CONCERNE=%</text:p>
      <text:p text:style-name="P2"/>
      <text:p text:style-name="P8"/>
      <text:p text:style-name="P9">%=titreTiers=%</text:p>
      <text:p text:style-name="P9"/>
      <text:p text:style-name="P9">%=LETTRE_PARA1=%</text:p>
      <text:p text:style-name="P9"/>
      <text:p text:style-name="P12">%=LETTRE_PARA2=%</text:p>
      <text:p text:style-name="P12"/>
      <text:p text:style-name="P13">%=LETTRE_PARA_GRAS_1=%</text:p>
      <text:p text:style-name="P9"/>
      <text:p text:style-name="P3">%=LETTRE_PARA3=%</text:p>
      <text:p text:style-name="P4"/>
      <text:p text:style-name="P9">%=LETTRE_PARA4=%</text:p>
      <text:p text:style-name="P1"/>
      <text:p text:style-name="P1">%=LETTRE_PARA5=%</text:p>
      <text:p text:style-name="P5"/>
      <text:p text:style-name="P6">%#include <text:s/>signatures/CIAM/standardCIAM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8-11-17T13:19:05</meta:creation-date>
    <dc:date>2019-04-01T14:24:03.31</dc:date>
    <meta:print-date>2008-11-18T12:45:06</meta:print-date>
    <meta:editing-cycles>263</meta:editing-cycles>
    <meta:editing-duration>PT18H4M11S</meta:editing-duration>
    <meta:document-statistic meta:table-count="0" meta:image-count="0" meta:object-count="0" meta:page-count="1" meta:paragraph-count="10" meta:word-count="12" meta:character-count="230"/>
    <meta:user-defined meta:name="Info 1"/>
    <meta:user-defined meta:name="Info 2"/>
    <meta:user-defined meta:name="Info 3"/>
    <meta:user-defined meta:name="Info 4"/>
  </office:meta>
</office:document-meta>
</file>